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2.414cm" table:align="left"/>
    </style:style>
    <style:style style:name="Таблица1.A" style:family="table-column">
      <style:table-column-properties style:column-width="3.431cm"/>
    </style:style>
    <style:style style:name="Таблица1.B" style:family="table-column">
      <style:table-column-properties style:column-width="8.983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Отлично! Вот <text:span text:style-name="Strong_20_Emphasis">визуальная схема потока данных и lifecycle</text:span> для твоего <text:span text:style-name="Source_20_Text">SecureKeyValueStorage</text:span> на Web (js + wasmJs) с <text:span text:style-name="Strong_20_Emphasis">PBKDF2 + global salt + cached master key + lazy init</text:span>.</text:p>
      <text:p text:style-name="Horizontal_20_Line"/>
      <text:h text:style-name="Heading_20_1" text:outline-level="1">🖼 Диаграмма потока данных</text:h>
      <text:p text:style-name="P1"><text:span text:style-name="Source_20_Text">[ passphrase + globalSalt ] <text:s/>──┐</text:span></text:p>
      <text:p text:style-name="P2"><text:span text:style-name="Source_20_Text"><text:s text:c="31"/>│</text:span></text:p>
      <text:p text:style-name="P2"><text:span text:style-name="Source_20_Text"><text:s text:c="31"/>▼</text:span></text:p>
      <text:p text:style-name="P2"><text:span text:style-name="Source_20_Text"><text:s text:c="24"/>┌─────────────┐</text:span></text:p>
      <text:p text:style-name="P2"><text:span text:style-name="Source_20_Text"><text:s text:c="24"/>│ PBKDF2 <text:s text:c="5"/>│ <text:s/>&lt;-- lazy init, 1× за сессию</text:span></text:p>
      <text:p text:style-name="P2"><text:span text:style-name="Source_20_Text"><text:s text:c="24"/>│ deriveKey() │</text:span></text:p>
      <text:p text:style-name="P2"><text:span text:style-name="Source_20_Text"><text:s text:c="24"/>└─────────────┘</text:span></text:p>
      <text:p text:style-name="P2"><text:span text:style-name="Source_20_Text"><text:s text:c="31"/>│</text:span></text:p>
      <text:p text:style-name="P2"><text:span text:style-name="Source_20_Text"><text:s text:c="31"/>▼</text:span></text:p>
      <text:p text:style-name="P2"><text:span text:style-name="Source_20_Text"><text:s text:c="24"/>┌─────────────┐</text:span></text:p>
      <text:p text:style-name="P2"><text:span text:style-name="Source_20_Text"><text:s text:c="24"/>│ masterKey <text:s text:c="2"/>│ <text:s/>&lt;-- cached in-memory</text:span></text:p>
      <text:p text:style-name="P2"><text:span text:style-name="Source_20_Text"><text:s text:c="24"/>└─────────────┘</text:span></text:p>
      <text:p text:style-name="P2"><text:span text:style-name="Source_20_Text"><text:s text:c="31"/>│</text:span></text:p>
      <text:p text:style-name="P2"><text:span text:style-name="Source_20_Text"><text:s text:c="8"/>┌──────────────────────┼──────────────────────┐</text:span></text:p>
      <text:p text:style-name="P2"><text:span text:style-name="Source_20_Text"><text:s text:c="8"/>▼ <text:s text:c="21"/>▼ <text:s text:c="21"/>▼</text:span></text:p>
      <text:p text:style-name="P2"><text:span text:style-name="Source_20_Text">┌───────────────┐ <text:s text:c="5"/>┌───────────────┐ <text:s text:c="5"/>┌───────────────┐</text:span></text:p>
      <text:p text:style-name="P2"><text:span text:style-name="Source_20_Text">│ AES-GCM <text:s text:c="6"/>│ <text:s text:c="5"/>│ AES-GCM <text:s text:c="6"/>│ <text:s text:c="5"/>│ AES-GCM <text:s text:c="6"/>│</text:span></text:p>
      <text:p text:style-name="P2"><text:span text:style-name="Source_20_Text">│ encrypt() <text:s text:c="4"/>│ <text:s text:c="5"/>│ decrypt() <text:s text:c="4"/>│ <text:s text:c="5"/>│ per-entry IV <text:s/>│</text:span></text:p>
      <text:p text:style-name="P2"><text:span text:style-name="Source_20_Text">└───────────────┘ <text:s text:c="5"/>└───────────────┘ <text:s text:c="5"/>└───────────────┘</text:span></text:p>
      <text:p text:style-name="P2"><text:span text:style-name="Source_20_Text"><text:s text:c="8"/>│ <text:s text:c="21"/>│</text:span></text:p>
      <text:p text:style-name="P2"><text:span text:style-name="Source_20_Text"><text:s text:c="8"/>▼ <text:s text:c="21"/>▼</text:span></text:p>
      <text:p text:style-name="P2"><text:span text:style-name="Source_20_Text">┌───────────────────────────────────────────────┐</text:span></text:p>
      <text:p text:style-name="P2"><text:span text:style-name="Source_20_Text">│ EncryptedEntry { cipherText, iv } <text:s text:c="12"/>│</text:span></text:p>
      <text:p text:style-name="P2"><text:span text:style-name="Source_20_Text">└───────────────────────────────────────────────┘</text:span></text:p>
      <text:p text:style-name="P2"><text:span text:style-name="Source_20_Text"><text:s text:c="8"/>│</text:span></text:p>
      <text:p text:style-name="P2"><text:span text:style-name="Source_20_Text"><text:s text:c="8"/>▼</text:span></text:p>
      <text:p text:style-name="P2"><text:span text:style-name="Source_20_Text">┌───────────────────────────────────────────────┐</text:span></text:p>
      <text:p text:style-name="P2"><text:span text:style-name="Source_20_Text">│ Kottage (IndexedDB) <text:s text:c="26"/>│</text:span></text:p>
      <text:p text:style-name="P2"><text:span text:style-name="Source_20_Text">│ put/get/remove by key <text:s text:c="25"/>│</text:span></text:p>
      <text:p text:style-name="P3"><text:span text:style-name="Source_20_Text">└───────────────────────────────────────────────┘</text:span></text:p>
      <text:p text:style-name="Horizontal_20_Line"/>
      <text:h text:style-name="Heading_20_1" text:outline-level="1">🔹 Lifecycle описано шаг за шагом</text:h>
      <text:list text:style-name="L1">
        <text:list-item>
          <text:p text:style-name="P4"><text:span text:style-name="Strong_20_Emphasis">Создание </text:span><text:span text:style-name="Strong_20_Emphasis"><text:span text:style-name="Source_20_Text">WebSecureKeyValueStorage</text:span></text:span></text:p>
          <text:list>
            <text:list-item>
              <text:p text:style-name="P4"><text:span text:style-name="Source_20_Text">crypto = WebCryptoEngine(passphrase, globalSalt)</text:span></text:p>
            </text:list-item>
            <text:list-item>
              <text:p text:style-name="P4"><text:span text:style-name="Source_20_Text">storage = secureStorage()</text:span> (Kottage)</text:p>
            </text:list-item>
          </text:list>
        </text:list-item>
        <text:list-item>
          <text:p text:style-name="P4"><text:span text:style-name="Strong_20_Emphasis">Первый вызов </text:span><text:span text:style-name="Strong_20_Emphasis"><text:span text:style-name="Source_20_Text">read</text:span></text:span><text:span text:style-name="Strong_20_Emphasis"> или </text:span><text:span text:style-name="Strong_20_Emphasis"><text:span text:style-name="Source_20_Text">write</text:span></text:span></text:p>
          <text:list>
            <text:list-item>
              <text:p text:style-name="P4"><text:span text:style-name="Source_20_Text">masterKey()</text:span> вызывается</text:p>
            </text:list-item>
            <text:list-item>
              <text:p text:style-name="P4"><text:span text:style-name="Strong_20_Emphasis">PBKDF2 выполняется один раз</text:span> → результат кэшируется в <text:span text:style-name="Source_20_Text">cachedKey</text:span></text:p>
            </text:list-item>
          </text:list>
        </text:list-item>
        <text:list-item>
          <text:p text:style-name="P4"><text:span text:style-name="Strong_20_Emphasis">Шифрование/Расшифровка</text:span></text:p>
          <text:list>
            <text:list-item>
              <text:p text:style-name="P4">Для каждой операции генерируется <text:span text:style-name="Strong_20_Emphasis">per-entry IV</text:span></text:p>
            </text:list-item>
            <text:list-item>
              <text:p text:style-name="P4">AES-GCM дешево шифрует или расшифровывает данные</text:p>
            </text:list-item>
          </text:list>
        </text:list-item>
        <text:list-item>
          <text:p text:style-name="P4"><text:span text:style-name="Strong_20_Emphasis">Хранение</text:span></text:p>
          <text:list>
            <text:list-item>
              <text:p text:style-name="P4"><text:span text:style-name="Source_20_Text">EncryptedEntry</text:span> кладётся в <text:span text:style-name="Strong_20_Emphasis">Kottage / IndexedDB</text:span></text:p>
            </text:list-item>
            <text:list-item>
              <text:p text:style-name="P4"><text:soft-page-break/>Salt уже глобальный, хранить не нужно</text:p>
            </text:list-item>
          </text:list>
        </text:list-item>
        <text:list-item>
          <text:p text:style-name="P4"><text:span text:style-name="Strong_20_Emphasis">Последующие операции</text:span></text:p>
          <text:list>
            <text:list-item>
              <text:p text:style-name="P4">Используется <text:span text:style-name="Strong_20_Emphasis">cached master key</text:span></text:p>
            </text:list-item>
            <text:list-item>
              <text:p text:style-name="P4">AES-GCM дешево → нет лишних PBKDF2</text:p>
            </text:list-item>
            <text:list-item>
              <text:p text:style-name="P4">Поддерживаются &gt;1 ключа без повторного derivation</text:p>
            </text:list-item>
          </text:list>
        </text:list-item>
      </text:list>
      <text:p text:style-name="Horizontal_20_Line"/>
      <text:h text:style-name="Heading_20_1" text:outline-level="1">🔹 Преимущества этой схемы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Пункт</text:p>
            </table:table-cell>
            <table:table-cell table:style-name="Таблица1.A1" office:value-type="string">
              <text:p text:style-name="Table_20_Heading">Польза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Lazy init</text:p>
          </table:table-cell>
          <table:table-cell table:style-name="Таблица1.A1" office:value-type="string">
            <text:p text:style-name="Table_20_Contents">быстрый старт приложения</text:p>
          </table:table-cell>
        </table:table-row>
        <table:table-row>
          <table:table-cell table:style-name="Таблица1.A1" office:value-type="string">
            <text:p text:style-name="Table_20_Contents">Cached master key</text:p>
          </table:table-cell>
          <table:table-cell table:style-name="Таблица1.A1" office:value-type="string">
            <text:p text:style-name="Table_20_Contents">&gt;1 ключ без лишней нагрузки</text:p>
          </table:table-cell>
        </table:table-row>
        <table:table-row>
          <table:table-cell table:style-name="Таблица1.A1" office:value-type="string">
            <text:p text:style-name="Table_20_Contents">Global salt</text:p>
          </table:table-cell>
          <table:table-cell table:style-name="Таблица1.A1" office:value-type="string">
            <text:p text:style-name="Table_20_Contents">безопасно для threat model Web</text:p>
          </table:table-cell>
        </table:table-row>
        <table:table-row>
          <table:table-cell table:style-name="Таблица1.A1" office:value-type="string">
            <text:p text:style-name="Table_20_Contents">Per-entry IV</text:p>
          </table:table-cell>
          <table:table-cell table:style-name="Таблица1.A1" office:value-type="string">
            <text:p text:style-name="Table_20_Contents">криптографическая уникальность</text:p>
          </table:table-cell>
        </table:table-row>
        <table:table-row>
          <table:table-cell table:style-name="Таблица1.A1" office:value-type="string">
            <text:p text:style-name="Table_20_Contents">Kottage</text:p>
          </table:table-cell>
          <table:table-cell table:style-name="Таблица1.A1" office:value-type="string">
            <text:p text:style-name="Table_20_Contents">чистый storage, типобезопасность, wasmJs-ready</text:p>
          </table:table-cell>
        </table:table-row>
        <table:table-row>
          <table:table-cell table:style-name="Таблица1.A1" office:value-type="string">
            <text:p text:style-name="Table_20_Contents">Drop-in KMP</text:p>
          </table:table-cell>
          <table:table-cell table:style-name="Таблица1.A1" office:value-type="string">
            <text:p text:style-name="Table_20_Contents">архитектура совпадает с Android/iOS/Desktop</text:p>
          </table:table-cell>
        </table:table-row>
      </table:table>
      <text:p text:style-name="Horizontal_20_Line"/>
      <text:h text:style-name="Heading_20_1" text:outline-level="1">🔹 Дополнительно</text:h>
      <text:list text:style-name="L2">
        <text:list-item>
          <text:p text:style-name="P5"><text:span text:style-name="Strong_20_Emphasis">Re-key / rotation</text:span>: изменить <text:span text:style-name="Source_20_Text">globalSalt</text:span> → invalidate <text:span text:style-name="Source_20_Text">cachedKey</text:span> → перешифровать все записи</text:p>
        </text:list-item>
        <text:list-item>
          <text:p text:style-name="P5"><text:span text:style-name="Strong_20_Emphasis">Multi-key</text:span>: каждый логический ключ → AES-GCM с тем же master key + per-entry IV</text:p>
        </text:list-item>
        <text:list-item>
          <text:p text:style-name="P5"><text:span text:style-name="Strong_20_Emphasis">Threat model</text:span>: защищает от disk dump и IndexedDB inspection, не защищает от XSS/malicious JS (лимитация Web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20:48:13.438094585</meta:creation-date>
    <dc:date>2026-02-09T20:49:00.058158744</dc:date>
    <meta:editing-duration>PT47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2" meta:paragraph-count="68" meta:word-count="300" meta:character-count="2706" meta:non-whitespace-character-count="1898"/>
  </office:meta>
</office:document-meta>
</file>